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vg:panose-1="2 11 6 4 2 2 2 2 2 4"/>
    <style:font-face style:name="Mangal" svg:font-family="Mangal" style:font-family-generic="roman" style:font-pitch="variable" svg:panose-1="2 4 5 3 5 2 3 3 2 2"/>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Textbody" style:master-page-name="MP0" style:family="paragraph">
      <style:paragraph-properties fo:break-before="page" fo:line-height="200%"/>
    </style:style>
    <style:style style:name="P3" style:parent-style-name="Textbody" style:family="paragraph">
      <style:paragraph-properties fo:line-height="200%"/>
    </style:style>
    <style:style style:name="P4" style:parent-style-name="Textbody" style:family="paragraph">
      <style:paragraph-properties fo:line-height="200%"/>
    </style:style>
    <style:style style:name="P5" style:parent-style-name="Textbody" style:family="paragraph">
      <style:paragraph-properties fo:line-height="200%"/>
    </style:style>
    <style:style style:name="P6" style:parent-style-name="Textbody" style:family="paragraph">
      <style:paragraph-properties fo:line-height="200%"/>
    </style:style>
    <style:style style:name="P7" style:parent-style-name="Textbody" style:family="paragraph">
      <style:paragraph-properties fo:line-height="200%"/>
    </style:style>
    <style:style style:name="P8" style:parent-style-name="Textbody" style:family="paragraph">
      <style:paragraph-properties fo:line-height="200%"/>
    </style:style>
    <style:style style:name="P9" style:parent-style-name="Textbody" style:family="paragraph">
      <style:paragraph-properties fo:line-height="200%" fo:text-indent="0.4923in"/>
    </style:style>
    <style:style style:name="P10" style:parent-style-name="Textbody" style:family="paragraph">
      <style:paragraph-properties fo:line-height="200%" fo:text-indent="0.4923in"/>
    </style:style>
    <style:style style:name="P11" style:parent-style-name="Textbody" style:family="paragraph">
      <style:paragraph-properties fo:line-height="200%" fo:text-indent="0.4923in"/>
    </style:style>
    <style:style style:name="P12" style:parent-style-name="Textbody" style:family="paragraph">
      <style:paragraph-properties fo:line-height="200%" fo:text-indent="0.4923in"/>
    </style:style>
    <style:style style:name="P13" style:parent-style-name="Textbody" style:family="paragraph">
      <style:paragraph-properties fo:line-height="200%" fo:text-indent="0.4923in"/>
    </style:style>
    <style:style style:name="P14" style:parent-style-name="Textbody" style:family="paragraph">
      <style:paragraph-properties fo:line-height="200%" fo:text-indent="0.4923in"/>
    </style:style>
  </office:automatic-styles>
  <office:body>
    <office:text text:use-soft-page-breaks="true">
      <text:p text:style-name="P1">Counter-Code: Queer Revisions of Language Technologies<text:s/></text:p>
      <text:p text:style-name="P3">or</text:p>
      <text:p text:style-name="P4">Queer Computing: Re-Imaginging Language Technologies</text:p>
      <text:p text:style-name="P5"/>
      <text:p text:style-name="P6">Filipa Calado</text:p>
      <text:p text:style-name="P7"/>
      <text:p text:style-name="P8">This book explores computational processes that work with text. It applies concepts from Queer Studies and related fields to push against the ways that computational processes reduce and flatten the complexity of language data. It shows how certain computational tasks, like text analysis, tend to constrain the expressive potential of language, stripping its idiosyncrasies and ambiguities, to turn it into computable units of data. Humanities fields like Queer Studies, Black Feminist Studies, and Trans Studies inspire methodologies for working against these constraints–methodologies that destabilize authoritative and delimiting structures and open novel readings of language data. In its experiment with these new methodologies, this book uses examples of Queer literature as test cases, applying methods to elements of gender, sexuality, and sex in computational structures and processes. By engaging closely with these computational processes, and learning how they work under the hood, the reader discovers tools for resisting the ways that technology constrains and determines language meaning.</text:p>
      <text:p text:style-name="P9">Each chapter of this book takes up a computational process for working with text and uses that process to study a component of queer identity expressed in a sample of Queer Literature. Within each computational process, the chapter identifies a constraint–a mechanism that transforms and reduces a component of queer identity into computable data. The earlier chapters focus on basic processes, like counting and tagging language data, to study gender and sexuality, while the later chapters move toward more complex processes of visual display and algorithmic prediction to<text:s/><text:soft-page-break/>explore sexed materiality and embodiment. Chapter one, "Text Analysis," uses text analysis to study gender in Virginia Woolf's<text:s/><text:span text:style-name="Emphasis">Orlando: A Biography</text:span>. Chapter two, "Text Preservation," turns to text preservation methods to trace the suppression of homosexuality in Oscar Wilde's novel,<text:s/><text:span text:style-name="Emphasis">The Picture of Dorian Gray</text:span>. Then, the third chapter "Text Display," reads examples of sensuality and physicality<text:s/>across<text:s/>print and electronic formats, in Octavia Butler's novel,<text:s/><text:span text:style-name="Emphasis">Dawn</text:span>, and a work of electronic literature, entitled<text:s/><text:span text:style-name="Emphasis">skinonskinonskin</text:span>, by the net artist,<text:s/><text:span text:style-name="Emphasis">Entropy8Zuper!</text:span>. Finally, the fourth chapter, "Text Generation," experiments with algorithmic prediction to analyze gendered embodiment in a reality TV dating show,<text:s/><text:span text:style-name="Emphasis">Love is Blind</text:span>. Moving from canonical works of Queer Literature and Queer Studies in its early chapters to more eclectic source material, like science fiction and reality TV in the latter chapters, this book expands the repertoire of "Queer" beyond its institutional use.</text:p>
      <text:p text:style-name="P10">The book also asks how Queer Studies as a field might inspire the critique and re-vision of technological systems. Queer Studies offers powerful methodologies for disrupting existing structures of meaning-making, such as gender performativity and disidentification, the theories that drive the arguments in the book's first two chapters. Drawing from these theories, these chapters propose strategies for resistance that work against totalizing structures from the inside, so to speak. However, other fields, like Black Feminist Studies and Trans Studies, offer methods that are outside of or beside such structures. These methods ground meaning in material realities and lived embodiment, prioritizing intersectionality and solidarity within new imaginaries. Drawing from these adjacent fields, the chapters in the second half of the book thus respond to the threads spun in the first half, bringing both critique and imaginative work to the goal of re-visioning technological systems. Developing queer for the future, the book argues, involves collaborating across adjacent fields to compile a strategic and flexible set of methodological tools.</text:p>
      <text:p text:style-name="P11">Chapter One, "Text Analysis," explores text analysis methods to study gender. I begin with the most basic operation in text analysis, which is compiling word freqencies through counting<text:s/><text:soft-page-break/>words and their contexts. In order to obtain accurate word counts, however, a text must first be "cleaned" or standardized, removing<text:s/>idiosyncrasies<text:s/>like capital letters, inflections, and punctuation. These textual elements, which can convey subtle identity markers like gender designations, are removed due to their relative frequency, which can skew the word counts. I delve into this technical mechanism behind the cleaning process, called "iteration," where each word is processed one by one into a standardized, computable format. Then, I turn to the theory of gender performativity, from Judith Butler's book,<text:s/><text:span text:style-name="Emphasis">Bodies that Matter: On the Discursive Limits of 'Sex'</text:span><text:s/>(1993). Similarly to text analysis, gender performativity is based on what Butler calls "iterativity," a cyclical operation that repeats the same action again and again. I then take the iterativity of gender performativity, and its potential for re-signifying terms, into a new text analysis practice to study gender forms in Virginia Woolf's novel,<text:s/><text:span text:style-name="Emphasis">Orlando: A Biography</text:span><text:s/>(1928). Despite text analysis processes that diminish peculiarities from language, I show how one can deploy Butler's understanding of iteration to open up, rather than collapse, possible associations between gender terms. I then close the chapter with some recent critiques of Gender Performativity and its limitations as a discursive method–a problem which I address more fully in Chapter four.</text:p>
      <text:p text:style-name="P12">Moving from text analysis to text encoding, Chapter Two, "Text Preservation" examines the Text Encoding Initiative (TEI), a text preservation format, to study sexuality. The TEI consists of a set of electronic standards widely used for tagging, or "encoding," text-based data. The structure of the TEI requires that text be sorted into a rigid, hierarchical format, where inner or "child" elements are bound and disambiguated within their outer or "parent" element. To resist this top-down control of the data format, I turn to the strategy of disidentification, theorized by Queer of Color Critique scholar José Esteban Muñoz. Disidentification, which is a method for re-appropriating dominant codes, offers a useful heuristic for grappling with the rigid boundaries of the TEI. I apply this strategy to encode the revisions that Oscar Wilde made to his novel,<text:s/><text:span text:style-name="Emphasis">The Picture of Dorian Gray</text:span>, prior to its publication in 1890. This strategy enables me delineate irreconcilable interpretations of language choices in Wilde's revision, without knowing or resolving this ultimate intentions. It is, in<text:s/><text:soft-page-break/>other words, a method that surfaces the contours, but not the content, of what cannot be recovered. I end the chapter with a meditation on Wilde's own position of privilege as an editor of his own text, who executed his own censorship. The privileges of his particular identity position exert a subtle layer of control in his text, to show that even the most strategic forms of inclusion are not enough to meaningfully challenge systems of power.</text:p>
      <text:p text:style-name="P13">Moving from foundational processes like analyzing and preserving text, the second half of the book turns to more complex processes of text display and generation. Chapter Three, "Text Display," examines the computing "stack," the layers of software that transport data from its storage in the hard drive to the screen display. In order for the stack to operate efficiently, coding instructions (the program code), must be separated from its execution, from the moment that the program "runs." This environment creates an ontological state of displacement where electronic activity occurs at a level of remove. This state of displacement accumulates with each layer of the stack to give the final illusion that electronic processes are boundless or immaterial on the screen. To read materiality back into the stack, I draw from two seemingly unrelated fields, Media Archaeology and Black Feminist Studies, both of which offer robust methodologies for reading physical and "fleshy" dimensions of symbolic processes. Thinking across these theories in parallel, I then embark on a deep reading of two other seemingly unconnected works, Octavia Butler's science fiction novel,<text:s/><text:span text:style-name="Emphasis">Dawn</text:span><text:s/>(1987), part of the<text:s/><text:span text:style-name="Emphasis">Xenogenesis Triology</text:span>, and an early example of electronic fiction,<text:s/><text:span text:style-name="Emphasis">skinonskinonskin</text:span>, by Aureia Harvey and Michaël Samyn, (1999). These two pieces, one print and another electronic, both explore the collision of material and immaterial forms in scenes of sexual desire and intercourse. Reading these works through one another, I show how program code of the electronic piece,<text:s/><text:span text:style-name="Emphasis">skinonskinonskin</text:span>, displays screen effects that, while apparently disconnected from the underlying computational processing, surfaces a sense of physical intimacy within the stack.</text:p>
      <text:p text:style-name="P14">Building on the concept of "Text Analysis" in chapter one, the fourth and final chapter<text:s/><text:soft-page-break/>explores machine learning to study embodiment. This chapter, "Text Generation," traces the steps behind algorithmic prediction to explore how it transforms word meaning into computational form, which it argues is a way of<text:s/><text:span text:style-name="Emphasis">normalizing</text:span><text:s/>language use. It explores the training process for Large Language Models (LLMs), which expresses the meaning of individual words within a normalized or aggregate form. Within the training process, an LLM takes various contexts of a word's usage to compile a kind of average or aggregate use, which it represents through a numerical score called a "word vector." I argue that the word vector, which represents language meaning that has been normalized across various examples, is an ideal form for studying attachments to norms in language. I then explore possibilities for studying these attachments in heterosexual, cisgendered contexts, specifically from the reality TV dating show,<text:s/><text:span text:style-name="Emphasis">Love is Blind</text:span>. I choose this show because it’s main gambit, that "love is blind," suggests a transgressive premise that undergirds an ultimately heteronormative teleology: the show, which sequesters participants from seeing each other in person until they have agreed to get married, effectively poses the presence of the body as the determinant of heterosexual apotheosis. Training a model on the transcripts from the show, so that it generates text in the same language and style of the show participants, I then pose questions about the role of the body in their dating experience. The model's responses reveals linguistic and affective patterns around the body and touch which characterize normative investments from the show. Drawing on Trans Studies theorizations of the body and of normativity, I argue that participants in<text:s/><text:span text:style-name="Emphasis">Love Is Blind</text:span>–while firmly anchored in cisnormative frameworks–temporarily experience a temporary form of bodily dissonance. This experience, though anchored within their narrow cisgenderd experience, offers grounds for building solidarity across identity formations and points of view.</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vg:panose-1="2 11 6 4 2 2 2 2 2 4"/>
    <style:font-face style:name="Mangal" svg:font-family="Mangal" style:font-family-generic="roman" style:font-pitch="variable" svg:panose-1="2 4 5 3 5 2 3 3 2 2"/>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rgOutline" style:display-name="OrgOutline">
      <text:list-level-style-number text:level="1" style:num-suffix=". "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ab-stops>
          <style:tab-stop style:type="right" style:position="6.693in"/>
        </style:tab-stops>
      </style:paragraph-properties>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_20_1_unnumbered" style:display-name="Heading_20_1_unnumbered" style:family="paragraph" style:parent-style-name="Heading1" style:default-outline-level="1">
      <style:text-properties fo:hyphenate="false"/>
    </style:style>
    <style:style style:name="Heading_20_2_unnumbered" style:display-name="Heading_20_2_unnumbered" style:family="paragraph" style:parent-style-name="Heading2" style:default-outline-level="2">
      <style:text-properties fo:hyphenate="false"/>
    </style:style>
    <style:style style:name="Heading_20_3_unnumbered" style:display-name="Heading_20_3_unnumbered" style:family="paragraph" style:parent-style-name="Heading3" style:default-outline-level="3">
      <style:text-properties fo:hyphenate="false"/>
    </style:style>
    <style:style style:name="Heading_20_4_unnumbered" style:display-name="Heading_20_4_unnumbered" style:family="paragraph" style:parent-style-name="Heading4" style:default-outline-level="4">
      <style:text-properties fo:hyphenate="false"/>
    </style:style>
    <style:style style:name="Heading_20_5_unnumbered" style:display-name="Heading_20_5_unnumbered" style:family="paragraph" style:parent-style-name="Heading5" style:default-outline-level="5">
      <style:text-properties fo:hyphenate="false"/>
    </style:style>
    <style:style style:name="Heading_20_6_unnumbered" style:display-name="Heading_20_6_unnumbered" style:family="paragraph" style:parent-style-name="Heading6" style:default-outline-level="6">
      <style:text-properties fo:hyphenate="false"/>
    </style:style>
    <style:style style:name="Heading_20_7_unnumbered" style:display-name="Heading_20_7_unnumbered" style:family="paragraph" style:parent-style-name="Heading7" style:default-outline-level="7">
      <style:text-properties fo:hyphenate="false"/>
    </style:style>
    <style:style style:name="Heading_20_8_unnumbered" style:display-name="Heading_20_8_unnumbered" style:family="paragraph" style:parent-style-name="Heading8" style:default-outline-level="8">
      <style:text-properties fo:hyphenate="false"/>
    </style:style>
    <style:style style:name="Heading_20_9_unnumbered" style:display-name="Heading_20_9_unnumbered" style:family="paragraph" style:parent-style-name="Heading9" style:default-outline-level="9">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Heading_20_10_unnumbered" style:display-name="Heading_20_10_unnumbered" style:family="paragraph" style:parent-style-name="Heading10">
      <style:text-properties fo:hyphenate="false"/>
    </style:style>
    <style:style style:name="Heading1.title" style:display-name="Heading 1.title" style:family="paragraph" style:parent-style-name="Heading1" style:default-outline-level="1">
      <style:paragraph-properties fo:text-align="center"/>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OrgTitle" style:display-name="OrgTitle" style:family="paragraph" style:parent-style-name="Title">
      <style:paragraph-properties fo:margin-top="0in" fo:margin-bottom="0in"/>
      <style:text-properties fo:font-size="24pt" style:font-size-asian="2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OrgSubtitle" style:display-name="OrgSubtitle" style:family="paragraph" style:parent-style-name="Subtitle">
      <style:paragraph-properties fo:margin-top="0in" fo:margin-bottom="0in"/>
      <style:text-properties fo:font-size="20pt" style:font-size-asian="20pt"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Salutation" style:display-name="Salutation"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OrgFootnoteQuotations" style:display-name="OrgFootnoteQuotations" style:family="paragraph" style:parent-style-name="Footnote">
      <style:paragraph-properties fo:margin-bottom="0.1965in" fo:margin-left="0.3937in" fo:margin-right="0.3937in" fo:text-indent="0in">
        <style:tab-stops/>
      </style:paragraph-properties>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OrgVerse" style:display-name="OrgVerse" style:family="paragraph" style:parent-style-name="PreformattedText">
      <style:text-properties fo:hyphenate="false"/>
    </style:style>
    <style:style style:name="OrgClock" style:display-name="OrgClock" style:family="paragraph" style:parent-style-name="Textbody">
      <style:paragraph-properties fo:margin-bottom="0in"/>
      <style:text-properties fo:hyphenate="false"/>
    </style:style>
    <style:style style:name="OrgClockLastLine" style:display-name="OrgClockLastLine" style:family="paragraph" style:parent-style-name="OrgClock">
      <style:text-properties fo:hyphenate="false"/>
    </style:style>
    <style:style style:name="OrgPlanning" style:display-name="OrgPlanning" style:family="paragraph" style:parent-style-name="Textbody">
      <style:text-properties fo:hyphenate="false"/>
    </style:style>
    <style:style style:name="OrgFixedWidthBlock" style:display-name="OrgFixedWidthBlock" style:family="paragraph" style:parent-style-name="PreformattedText">
      <style:paragraph-properties fo:border="0.0034in solid #000000" fo:padding="0.0138in" style:shadow="none" fo:background-color="#C0C0C0">
        <style:background-fill draw:fill="solid" draw:fill-color="#C0C0C0"/>
      </style:paragraph-properties>
      <style:text-properties fo:hyphenate="false"/>
    </style:style>
    <style:style style:name="OrgFixedWidthBlockLastLine" style:display-name="OrgFixedWidthBlockLastLine" style:family="paragraph" style:parent-style-name="OrgFixedWidthBlock">
      <style:paragraph-properties fo:margin-bottom="0.0826in"/>
      <style:text-properties fo:hyphenate="false"/>
    </style:style>
    <style:style style:name="OrgSrcBlockLastLine" style:display-name="OrgSrcBlockLastLine" style:family="paragraph">
      <style:paragraph-properties fo:margin-bottom="0.0826in"/>
      <style:text-properties fo:hyphenate="false"/>
    </style:style>
    <style:style style:name="OrgCenter" style:display-name="OrgCenter" style:family="paragraph" style:parent-style-name="Textbody">
      <style:paragraph-properties fo:text-align="center"/>
      <style:text-properties fo:hyphenate="false"/>
    </style:style>
    <style:style style:name="OrgFootnoteCenter" style:display-name="OrgFootnoteCenter" style:family="paragraph" style:parent-style-name="Footnote">
      <style:paragraph-properties fo:text-align="center"/>
      <style:text-properties fo:hyphenate="false"/>
    </style:style>
    <style:style style:name="OrgTableContents" style:display-name="OrgTableContents" style:family="paragraph" style:parent-style-name="Textbody">
      <style:text-properties fo:hyphenate="false"/>
    </style:style>
    <style:style style:name="OrgTableHeading" style:display-name="OrgTableHeading" style:family="paragraph" style:parent-style-name="OrgTableContents">
      <style:paragraph-properties text:number-lines="false" fo:text-align="center"/>
      <style:text-properties fo:font-weight="bold" style:font-weight-asian="bold" style:font-weight-complex="bold" fo:hyphenate="false"/>
    </style:style>
    <style:style style:name="OrgTableHeadingLeft" style:display-name="OrgTableHeadingLeft" style:family="paragraph" style:parent-style-name="OrgTableHeading">
      <style:paragraph-properties fo:text-align="start"/>
      <style:text-properties fo:hyphenate="false"/>
    </style:style>
    <style:style style:name="OrgTableHeadingRight" style:display-name="OrgTableHeadingRight" style:family="paragraph" style:parent-style-name="OrgTableHeading">
      <style:paragraph-properties fo:text-align="end"/>
      <style:text-properties fo:hyphenate="false"/>
    </style:style>
    <style:style style:name="OrgTableHeadingCenter" style:display-name="OrgTableHeadingCenter" style:family="paragraph" style:parent-style-name="OrgTableHeading">
      <style:text-properties fo:hyphenate="false"/>
    </style:style>
    <style:style style:name="OrgTableContentsLeft" style:display-name="OrgTableContentsLeft" style:family="paragraph" style:parent-style-name="OrgTableContents">
      <style:text-properties fo:hyphenate="false"/>
    </style:style>
    <style:style style:name="OrgTableContentsRight" style:display-name="OrgTableContentsRight" style:family="paragraph" style:parent-style-name="OrgTableContents">
      <style:paragraph-properties fo:text-align="end"/>
      <style:text-properties fo:hyphenate="false"/>
    </style:style>
    <style:style style:name="OrgTableContentsCenter" style:display-name="OrgTableContentsCenter" style:family="paragraph" style:parent-style-name="OrgTableContents">
      <style:paragraph-properties fo:text-align="center"/>
      <style:text-properties fo:hyphenate="false"/>
    </style:style>
    <style:style style:name="Textbodybold" style:display-name="Text body bold" style:family="paragraph" style:parent-style-name="Textbody" style:next-style-name="Textbody">
      <style:text-properties fo:font-weight="bold" style:font-weight-asian="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igure" style:display-name="Figure" style:family="paragraph" style:parent-style-name="Caption">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 style:display-name="Table" style:family="paragraph" style:parent-style-name="Caption">
      <style:paragraph-properties fo:text-align="center"/>
      <style:text-properties fo:hyphenate="false"/>
    </style:style>
    <style:style style:name="Listing" style:display-name="Listing" style:family="paragraph" style:parent-style-name="Caption">
      <style:paragraph-properties fo:keep-with-next="always"/>
      <style:text-properties fo:hyphenate="false"/>
    </style:style>
    <style:style style:name="HorizontalLine" style:display-name="Horizontal Line" style:family="paragraph" style:parent-style-name="Standard" style:next-style-name="Textbody">
      <style:paragraph-properties text:number-lines="false" fo:margin-bottom="0.0826in"/>
      <style:text-properties fo:font-size="6pt" style:font-size-asian="6pt" style:font-size-complex="6pt" fo:hyphenate="false"/>
    </style:style>
    <style:style style:name="Emphasis" style:display-name="Emphasis" style:family="text">
      <style:text-properties fo:font-style="italic" style:font-style-asian="italic" style:font-style-complex="italic"/>
    </style:style>
    <style:style style:name="Underline" style:display-name="Underline" style:family="text">
      <style:text-properties fo:background-color="transparent" style:text-underline-type="single" style:text-underline-style="solid" style:text-underline-width="auto" style:text-underline-mode="continuous" style:text-underline-color="font-color"/>
    </style:style>
    <style:style style:name="Strikethrough" style:display-name="Strikethrough" style:family="text">
      <style:text-properties style:text-line-through-style="solid" style:text-line-through-width="auto" style:text-line-through-color="font-color" style:text-line-through-mode="continuous" style:text-line-through-type="single"/>
    </style:style>
    <style:style style:name="SourceText" style:display-name="Source Text" style:family="text">
      <style:text-properties style:font-name="Courier New" style:font-name-asian="NSimSun" style:font-name-complex="Courier New" fo:background-color="transparent"/>
    </style:style>
    <style:style style:name="Citation" style:display-name="Citation" style:family="text">
      <style:text-properties fo:font-style="italic" style:font-style-asian="italic" style:font-style-complex="italic"/>
    </style:style>
    <style:style style:name="Example" style:display-name="Example" style:family="text">
      <style:text-properties style:font-name="Courier New" style:font-name-asian="NSimSun" style:font-name-complex="Courier New" fo:background-color="transparent"/>
    </style:style>
    <style:style style:name="OrgCode" style:display-name="OrgCode" style:family="text" style:parent-style-name="SourceText">
      <style:text-properties style:font-name="Courier New" style:font-name-asian="NSimSun" style:font-name-complex="Courier New" fo:background-color="transparent"/>
    </style:style>
    <style:style style:name="OrgTodo" style:display-name="OrgTodo" style:family="text"/>
    <style:style style:name="OrgDone" style:display-name="OrgDone" style:family="text"/>
    <style:style style:name="OrgTag" style:display-name="OrgTag" style:family="text">
      <style:text-properties fo:font-variant="small-caps" fo:background-color="transparent"/>
    </style:style>
    <style:style style:name="OrgTags" style:display-name="OrgTags" style:family="text"/>
    <style:style style:name="OrgPriority" style:display-name="OrgPriority" style:family="text"/>
    <style:style style:name="OrgPriority-A" style:display-name="OrgPriority-A" style:family="text" style:parent-style-name="OrgPriority"/>
    <style:style style:name="OrgPriority-B" style:display-name="OrgPriority-B" style:family="text" style:parent-style-name="OrgPriority"/>
    <style:style style:name="OrgPriority-C" style:display-name="OrgPriority-C" style:family="text" style:parent-style-name="OrgPriority"/>
    <style:style style:name="OrgTimestamp" style:display-name="OrgTimestamp" style:family="text">
      <style:text-properties style:font-name="Courier New" style:font-name-asian="NSimSun" style:font-name-complex="Courier New" fo:background-color="transparent"/>
    </style:style>
    <style:style style:name="OrgActiveTimestamp" style:display-name="OrgActiveTimestamp" style:family="text" style:parent-style-name="OrgTimestamp">
      <style:text-properties style:font-name="Courier New" style:font-name-asian="NSimSun" style:font-name-complex="Courier New" fo:background-color="transparent"/>
    </style:style>
    <style:style style:name="OrgInactiveTimestamp" style:display-name="OrgInactiveTimestamp" style:family="text" style:parent-style-name="OrgTimestamp">
      <style:text-properties style:font-name="Courier New" style:font-name-asian="NSimSun" style:font-name-complex="Courier New" fo:background-color="transparent"/>
    </style:style>
    <style:style style:name="OrgTimestampKeyword" style:display-name="OrgTimestampKeyword" style:family="text">
      <style:text-properties fo:font-weight="bold" style:font-weight-asian="bold" style:use-window-font-color="true"/>
    </style:style>
    <style:style style:name="OrgScheduledKeyword" style:display-name="OrgScheduledKeyword" style:family="text" style:parent-style-name="OrgTimestampKeyword">
      <style:text-properties fo:font-weight="bold" style:font-weight-asian="bold" style:use-window-font-color="true"/>
    </style:style>
    <style:style style:name="OrgDeadlineKeyword" style:display-name="OrgDeadlineKeyword" style:family="text" style:parent-style-name="OrgTimestampKeyword">
      <style:text-properties fo:font-weight="bold" style:font-weight-asian="bold" style:use-window-font-color="true"/>
    </style:style>
    <style:style style:name="OrgClockKeyword" style:display-name="OrgClockKeyword" style:family="text" style:parent-style-name="OrgTimestampKeyword">
      <style:text-properties fo:font-weight="bold" style:font-weight-asian="bold" style:use-window-font-color="true"/>
    </style:style>
    <style:style style:name="OrgClosedKeyword" style:display-name="OrgClosedKeyword" style:family="text" style:parent-style-name="OrgTimestampKeyword">
      <style:text-properties fo:font-weight="bold" style:font-weight-asian="bold" style:use-window-font-color="true"/>
    </style:style>
    <style:style style:name="OrgTimestampWrapper" style:display-name="OrgTimestampWrapper" style:family="text"/>
    <style:style style:name="OrgTarget" style:display-name="OrgTarget" style:family="text"/>
    <style:style style:name="Bold" style:display-name="Bold" style:family="text">
      <style:text-properties fo:font-weight="bold" style:font-weight-asian="bold"/>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OrgSuperscript" style:display-name="OrgSuperscript" style:family="text">
      <style:text-properties style:text-position="super 66.6%"/>
    </style:style>
    <style:style style:name="OrgSubscript" style:display-name="OrgSubscript" style:family="text">
      <style:text-properties style:text-position="sub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OrgInlineTaskHeading" style:display-name="OrgInlineTaskHeading" style:family="paragraph" style:parent-style-name="Caption" style:next-style-name="Textbody">
      <style:text-properties fo:font-weight="bold" style:font-weight-asian="bold" fo:font-style="normal" style:font-style-asian="normal" fo:hyphenate="false"/>
    </style:style>
    <text:list-style style:name="Numbering1" style:display-name="Numbering 1">
      <text:list-level-style-number text:level="1" style:num-suffix="."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1"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1"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1"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1"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1"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1"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1"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1"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1" style:display-name="List 1">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OrgNumberedList" style:display-name="OrgNumberedList">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OrgBulletedList" style:display-name="OrgBulletedList">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OrgDescriptionList" style:display-name="OrgDescriptionList">
      <text:list-level-style-number text:level="1" style:num-list-format-name="NLF2" style:num-format="">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list-format-name="NLF2"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list-format-name="NLF2" style:num-format="">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style:num-list-format-name="NLF2" style:num-format="">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5" style:num-list-format-name="NLF2" style:num-format="">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6" style:num-list-format-name="NLF2" style:num-format="">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7" style:num-list-format-name="NLF2" style:num-format="">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8" style:num-list-format-name="NLF2"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9" style:num-list-format-name="NLF2" style:num-format="">
        <style:list-level-properties text:space-before="2.25in" text:min-label-width="0in" text:list-level-position-and-space-mode="label-alignment">
          <style:list-level-label-alignment text:label-followed-by="listtab" fo:margin-left="2.25in" fo:text-indent="0in"/>
        </style:list-level-properties>
      </text:list-level-style-number>
    </text:list-style>
    <text:list-style style:name="OrgSrcBlockNumberedLine" style:display-name="OrgSrcBlockNumberedLine">
      <text:list-level-style-number text:level="1" style:num-list-format-name="NLF2"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2"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2" style:num-format="1">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4" style:num-list-format-name="NLF2" style:num-format="1">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5" style:num-list-format-name="NLF2" style:num-format="1">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6" style:num-list-format-name="NLF2" style:num-format="1">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7" style:num-list-format-name="NLF2" style:num-format="1">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8" style:num-list-format-name="NLF2" style:num-format="1">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level-style-number text:level="9" style:num-list-format-name="NLF2" style:num-format="1">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suffix=". "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suffix=". "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suffix=". "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suffix=". "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Normal"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fcalado</meta:initial-creator>
    <dc:creator>fcalado</dc:creator>
    <meta:creation-date>2025-12-23T10:32:00Z</meta:creation-date>
    <dc:date>2025-12-23T15:36:00Z</dc:date>
    <meta:template xlink:href="Normal.dotm" xlink:type="simple"/>
    <meta:editing-cycles>2</meta:editing-cycles>
    <meta:editing-duration>PT120S</meta:editing-duration>
    <meta:document-statistic meta:page-count="5" meta:paragraph-count="21" meta:word-count="1639" meta:character-count="10962" meta:row-count="77" meta:non-whitespace-character-count="9344"/>
  </office:meta>
</office:document-meta>
</file>